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3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7" office:value-type="string" calcext:value-type="string">
            <text:p>197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table:style-name="ce15" office:value-type="string" calcext:value-type="string">
            <text:p>4501.8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22" table:default-cell-style-name="ce15"/>
        <table:table-column table:style-name="co33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2.01.9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3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.00.0000</text:date>, <text:time style:data-style-name="N2" text:time-value="12:25:09.1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2-22T12:27:29.335000000</dc:date>
    <meta:editing-duration>P4DT12H10M34S</meta:editing-duration>
    <meta:editing-cycles>1754</meta:editing-cycles>
    <meta:document-statistic meta:table-count="4" meta:cell-count="9874" meta:object-count="0"/>
  </office:meta>
</office:document-meta>
</file>